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treamSource.XStreamSource( Object object , XStream x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treamSource.setSource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treamSource.setObjec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reamSource.XStreamSourc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treamSource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treamSource.XStream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